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FFRenderer.startRenderer( OutputStream out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zyPageImages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FFRenderer.setUserAgent( FOUserAgent foUserAg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FFRenderer.getBufferedImage( int bitmapWidth , int bitmap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PageImagesIterato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IFFRenderer.getWriter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PageImages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Renderer.stopRender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IFFRenderer.TIFFRende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Render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zyPageImagesIterator.LazyPageImagesIterator( int c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FFRenderer.setBufferedImageType( int bufferedImag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